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margin-top="0in" fo:margin-bottom="0in" loext:contextual-spacing="false"/>
      <style:text-properties officeooo:rsid="04551bdb" officeooo:paragraph-rsid="047388ae"/>
    </style:style>
    <style:style style:name="P4" style:family="paragraph" style:parent-style-name="Text_20_body">
      <style:paragraph-properties fo:margin-top="0in" fo:margin-bottom="0in" loext:contextual-spacing="false"/>
      <style:text-properties officeooo:rsid="04775b49" officeooo:paragraph-rsid="04775b49"/>
    </style:style>
    <style:style style:name="P5" style:family="paragraph" style:parent-style-name="Text_20_body">
      <style:paragraph-properties fo:margin-top="0in" fo:margin-bottom="0in" loext:contextual-spacing="false"/>
      <style:text-properties officeooo:rsid="04775b49" officeooo:paragraph-rsid="0479ce79"/>
    </style:style>
    <style:style style:name="P6" style:family="paragraph" style:parent-style-name="Text_20_body">
      <style:paragraph-properties fo:margin-top="0in" fo:margin-bottom="0in" loext:contextual-spacing="false"/>
      <style:text-properties officeooo:rsid="0479ce79" officeooo:paragraph-rsid="0479ce79"/>
    </style:style>
    <style:style style:name="P7" style:family="paragraph" style:parent-style-name="Text_20_body">
      <style:paragraph-properties fo:text-align="start" style:justify-single-word="false" style:writing-mode="rl-tb"/>
      <style:text-properties fo:font-weight="normal" officeooo:rsid="043bf421" officeooo:paragraph-rsid="047ddcc7" style:font-weight-asian="normal" style:font-weight-complex="normal"/>
    </style:style>
    <style:style style:name="P8" style:family="paragraph" style:parent-style-name="Text_20_body" style:list-style-name="L1">
      <style:text-properties officeooo:rsid="03ce6626" officeooo:paragraph-rsid="0420fd4e"/>
    </style:style>
    <style:style style:name="P9" style:family="paragraph" style:parent-style-name="Text_20_body">
      <style:text-properties officeooo:rsid="048353f3" officeooo:paragraph-rsid="04987d1b"/>
    </style:style>
    <style:style style:name="P10" style:family="paragraph" style:parent-style-name="Text_20_body">
      <style:text-properties officeooo:rsid="0376c309" officeooo:paragraph-rsid="04871678"/>
    </style:style>
    <style:style style:name="P11" style:family="paragraph" style:parent-style-name="Text_20_body" style:list-style-name="L6">
      <style:text-properties officeooo:rsid="0376c309" officeooo:paragraph-rsid="04871678"/>
    </style:style>
    <style:style style:name="P12" style:family="paragraph" style:parent-style-name="Text_20_body">
      <style:text-properties officeooo:rsid="0341ae22" officeooo:paragraph-rsid="04871678"/>
    </style:style>
    <style:style style:name="P13" style:family="paragraph" style:parent-style-name="Text_20_body" style:list-style-name="L7">
      <style:text-properties officeooo:rsid="03431e83" officeooo:paragraph-rsid="04871678"/>
    </style:style>
    <style:style style:name="P14" style:family="paragraph" style:parent-style-name="Text_20_body" style:list-style-name="L7">
      <style:text-properties officeooo:rsid="03455e12" officeooo:paragraph-rsid="04871678"/>
    </style:style>
    <style:style style:name="P15" style:family="paragraph" style:parent-style-name="Text_20_body">
      <style:text-properties officeooo:rsid="03764ed4" officeooo:paragraph-rsid="049d5a4d"/>
    </style:style>
    <style:style style:name="P16" style:family="paragraph" style:parent-style-name="Text_20_body" style:list-style-name="L6">
      <style:text-properties officeooo:rsid="03764ed4" officeooo:paragraph-rsid="04871678"/>
    </style:style>
    <style:style style:name="P17" style:family="paragraph" style:parent-style-name="Text_20_body" style:list-style-name="L6">
      <style:text-properties officeooo:rsid="03764ed4" officeooo:paragraph-rsid="049ea0a8"/>
    </style:style>
    <style:style style:name="P18" style:family="paragraph" style:parent-style-name="Text_20_body" style:list-style-name="L6">
      <style:text-properties officeooo:rsid="049092d1" officeooo:paragraph-rsid="04951d6a"/>
    </style:style>
    <style:style style:name="P19" style:family="paragraph" style:parent-style-name="Text_20_body">
      <style:text-properties officeooo:rsid="04c4e4cd" officeooo:paragraph-rsid="04c4e4cd"/>
    </style:style>
    <style:style style:name="P20" style:family="paragraph" style:parent-style-name="Text_20_body">
      <style:text-properties fo:color="#ffffff" officeooo:rsid="04047cec" officeooo:paragraph-rsid="04be9f4e"/>
    </style:style>
    <style:style style:name="P21" style:family="paragraph" style:parent-style-name="Text_20_body" style:list-style-name="L1">
      <style:paragraph-properties fo:margin-top="0in" fo:margin-bottom="0in" loext:contextual-spacing="false"/>
      <style:text-properties officeooo:rsid="03ce6626" officeooo:paragraph-rsid="0420fd4e"/>
    </style:style>
    <style:style style:name="P22" style:family="paragraph" style:parent-style-name="Text_20_body" style:list-style-name="L3">
      <style:paragraph-properties fo:margin-top="0in" fo:margin-bottom="0in" loext:contextual-spacing="false"/>
      <style:text-properties officeooo:rsid="047581a0" officeooo:paragraph-rsid="047581a0"/>
    </style:style>
    <style:style style:name="P23" style:family="paragraph" style:parent-style-name="Text_20_body" style:list-style-name="L3">
      <style:paragraph-properties fo:margin-top="0in" fo:margin-bottom="0in" loext:contextual-spacing="false"/>
      <style:text-properties officeooo:rsid="04075646" officeooo:paragraph-rsid="047581a0"/>
    </style:style>
    <style:style style:name="P24" style:family="paragraph" style:parent-style-name="Text_20_body" style:list-style-name="L3">
      <style:paragraph-properties fo:margin-top="0in" fo:margin-bottom="0in" loext:contextual-spacing="false"/>
      <style:text-properties officeooo:rsid="04075646" officeooo:paragraph-rsid="047388ae"/>
    </style:style>
    <style:style style:name="P25" style:family="paragraph" style:parent-style-name="Text_20_body" style:list-style-name="L3">
      <style:paragraph-properties fo:margin-top="0in" fo:margin-bottom="0in" loext:contextual-spacing="false"/>
      <style:text-properties officeooo:rsid="04164fee" officeooo:paragraph-rsid="047388ae"/>
    </style:style>
    <style:style style:name="P26" style:family="paragraph" style:parent-style-name="Text_20_body" style:list-style-name="L3">
      <style:paragraph-properties fo:margin-top="0in" fo:margin-bottom="0in" loext:contextual-spacing="false"/>
      <style:text-properties officeooo:rsid="043e4329" officeooo:paragraph-rsid="047388ae"/>
    </style:style>
    <style:style style:name="P27" style:family="paragraph" style:parent-style-name="Text_20_body">
      <style:paragraph-properties fo:margin-top="0in" fo:margin-bottom="0in" loext:contextual-spacing="false"/>
      <style:text-properties fo:font-weight="normal" officeooo:rsid="0497ba61" officeooo:paragraph-rsid="049aaee4" style:font-weight-asian="normal" style:font-weight-complex="normal"/>
    </style:style>
    <style:style style:name="P28" style:family="paragraph" style:parent-style-name="Text_20_body" style:list-style-name="L6">
      <style:paragraph-properties fo:margin-top="0in" fo:margin-bottom="0in" loext:contextual-spacing="false"/>
      <style:text-properties fo:font-weight="normal" officeooo:rsid="049b38a7" officeooo:paragraph-rsid="049fa32a" style:font-weight-asian="normal" style:font-weight-complex="normal"/>
    </style:style>
    <style:style style:name="P29" style:family="paragraph" style:parent-style-name="Text_20_body">
      <style:paragraph-properties fo:margin-top="0in" fo:margin-bottom="0in" loext:contextual-spacing="false"/>
      <style:text-properties fo:font-weight="normal" officeooo:rsid="04bba71b" officeooo:paragraph-rsid="04bba71b" style:font-weight-asian="normal" style:font-weight-complex="normal"/>
    </style:style>
    <style:style style:name="P30" style:family="paragraph" style:parent-style-name="Text_20_body" style:list-style-name="L2">
      <style:paragraph-properties fo:margin-top="0in" fo:margin-bottom="0.0181in" loext:contextual-spacing="false"/>
      <style:text-properties officeooo:rsid="04649c62" officeooo:paragraph-rsid="04649c62"/>
    </style:style>
    <style:style style:name="P31" style:family="paragraph" style:parent-style-name="Text_20_body" style:list-style-name="L2">
      <style:paragraph-properties fo:margin-top="0in" fo:margin-bottom="0.0181in" loext:contextual-spacing="false"/>
      <style:text-properties officeooo:rsid="046664a0" officeooo:paragraph-rsid="04649c62"/>
    </style:style>
    <style:style style:name="P32" style:family="paragraph" style:parent-style-name="Text_20_body" style:list-style-name="L2">
      <style:paragraph-properties fo:margin-top="0in" fo:margin-bottom="0.0181in" loext:contextual-spacing="false"/>
      <style:text-properties fo:font-style="normal" officeooo:rsid="046664a0" officeooo:paragraph-rsid="046664a0" style:font-style-asian="normal" style:font-style-complex="normal"/>
    </style:style>
    <style:style style:name="P33" style:family="paragraph" style:parent-style-name="Text_20_body" style:list-style-name="L4">
      <style:paragraph-properties fo:margin-top="0in" fo:margin-bottom="0.0181in" loext:contextual-spacing="false"/>
      <style:text-properties officeooo:rsid="046c6bd8" officeooo:paragraph-rsid="046c6bd8"/>
    </style:style>
    <style:style style:name="P34" style:family="paragraph" style:parent-style-name="Text_20_body" style:list-style-name="L4">
      <style:paragraph-properties fo:margin-top="0in" fo:margin-bottom="0.0181in" loext:contextual-spacing="false"/>
      <style:text-properties officeooo:rsid="04707bc6" officeooo:paragraph-rsid="04707bc6"/>
    </style:style>
    <style:style style:name="P35" style:family="paragraph" style:parent-style-name="Text_20_body">
      <style:paragraph-properties fo:margin-top="0in" fo:margin-bottom="0.0181in" loext:contextual-spacing="false"/>
      <style:text-properties officeooo:rsid="04047cec" officeooo:paragraph-rsid="04be9f4e"/>
    </style:style>
    <style:style style:name="P36" style:family="paragraph" style:parent-style-name="Text_20_body">
      <style:paragraph-properties fo:margin-top="0in" fo:margin-bottom="0.0181in" loext:contextual-spacing="false"/>
      <style:text-properties officeooo:rsid="03764ed4" officeooo:paragraph-rsid="04c415a5"/>
    </style:style>
    <style:style style:name="P37" style:family="paragraph" style:parent-style-name="Text_20_body">
      <style:paragraph-properties fo:margin-top="0in" fo:margin-bottom="0.0181in" loext:contextual-spacing="false"/>
      <style:text-properties officeooo:rsid="046998f2" officeooo:paragraph-rsid="0469fe69"/>
    </style:style>
    <style:style style:name="P38" style:family="paragraph" style:parent-style-name="Text_20_body">
      <style:paragraph-properties fo:margin-top="0.0398in" fo:margin-bottom="0.1366in" loext:contextual-spacing="false"/>
      <style:text-properties officeooo:rsid="03764ed4" officeooo:paragraph-rsid="049fa32a"/>
    </style:style>
    <style:style style:name="P39" style:family="paragraph" style:parent-style-name="Text_20_body" style:list-style-name="L1">
      <style:paragraph-properties fo:margin-top="0.0398in" fo:margin-bottom="0.1366in" loext:contextual-spacing="false"/>
      <style:text-properties officeooo:rsid="049092d1" officeooo:paragraph-rsid="04b85198"/>
    </style:style>
    <style:style style:name="P40" style:family="paragraph" style:parent-style-name="Text_20_body" style:list-style-name="L5">
      <style:paragraph-properties fo:margin-top="0.0791in" fo:margin-bottom="0.0791in" loext:contextual-spacing="false"/>
      <style:text-properties fo:font-weight="normal" officeooo:rsid="049aaee4" officeooo:paragraph-rsid="049aaee4" style:font-weight-asian="normal" style:font-weight-complex="normal"/>
    </style:style>
    <style:style style:name="P41" style:family="paragraph" style:parent-style-name="Text_20_body" style:list-style-name="L5">
      <style:paragraph-properties fo:margin-top="0.0791in" fo:margin-bottom="0.0791in" loext:contextual-spacing="false"/>
      <style:text-properties fo:font-weight="normal" officeooo:rsid="049b11f2" officeooo:paragraph-rsid="049b11f2" style:font-weight-asian="normal" style:font-weight-complex="normal"/>
    </style:style>
    <style:style style:name="P42" style:family="paragraph" style:parent-style-name="Text_20_body">
      <style:paragraph-properties fo:margin-top="0.0791in" fo:margin-bottom="0.0791in" loext:contextual-spacing="false"/>
      <style:text-properties fo:font-weight="normal" officeooo:rsid="04aca534" officeooo:paragraph-rsid="04b084d7" style:font-weight-asian="normal" style:font-weight-complex="normal"/>
    </style:style>
    <style:style style:name="P43" style:family="paragraph" style:parent-style-name="Text_20_body">
      <style:paragraph-properties fo:margin-top="0.0791in" fo:margin-bottom="0.0791in" loext:contextual-spacing="false"/>
      <style:text-properties fo:font-weight="normal" officeooo:rsid="04aca534" officeooo:paragraph-rsid="04b6f6c2" style:font-weight-asian="normal" style:font-weight-complex="normal"/>
    </style:style>
    <style:style style:name="P44" style:family="paragraph" style:parent-style-name="Text_20_body" style:list-style-name="L6">
      <style:paragraph-properties fo:margin-top="0.0791in" fo:margin-bottom="0.0791in" loext:contextual-spacing="false"/>
      <style:text-properties officeooo:rsid="0376c309" officeooo:paragraph-rsid="049fa32a"/>
    </style:style>
    <style:style style:name="P45" style:family="paragraph" style:parent-style-name="Text_20_body">
      <style:paragraph-properties fo:margin-top="0.0791in" fo:margin-bottom="0.0791in" loext:contextual-spacing="false"/>
      <style:text-properties officeooo:rsid="04c0d82e" officeooo:paragraph-rsid="04c21b1a"/>
    </style:style>
    <style:style style:name="P46" style:family="paragraph" style:parent-style-name="Text_20_body">
      <style:paragraph-properties fo:break-before="page"/>
      <style:text-properties officeooo:rsid="0376c309" officeooo:paragraph-rsid="04871678"/>
    </style:style>
    <style:style style:name="P47" style:family="paragraph" style:parent-style-name="Heading_20_1">
      <style:text-properties officeooo:rsid="03a61840" officeooo:paragraph-rsid="03a61840"/>
    </style:style>
    <style:style style:name="P48" style:family="paragraph" style:parent-style-name="Heading_20_2">
      <style:text-properties officeooo:paragraph-rsid="048ae497"/>
    </style:style>
    <style:style style:name="P49" style:family="paragraph" style:parent-style-name="Heading_20_2">
      <style:text-properties officeooo:paragraph-rsid="04b49822"/>
    </style:style>
    <style:style style:name="P50" style:family="paragraph" style:parent-style-name="Heading_20_2">
      <style:paragraph-properties fo:margin-top="0in" fo:margin-bottom="0.0181in" loext:contextual-spacing="false"/>
      <style:text-properties officeooo:rsid="04c4e4cd" officeooo:paragraph-rsid="04c4e4cd"/>
    </style:style>
    <style:style style:name="P51" style:family="paragraph" style:parent-style-name="Heading_20_2">
      <style:paragraph-properties fo:break-before="page"/>
      <style:text-properties officeooo:paragraph-rsid="04b4982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74c8ef" style:font-weight-asian="bold" style:font-weight-complex="bold"/>
    </style:style>
    <style:style style:name="T3" style:family="text">
      <style:text-properties fo:font-weight="bold" officeooo:rsid="03424020" style:font-weight-asian="bold" style:font-weight-complex="bold"/>
    </style:style>
    <style:style style:name="T4" style:family="text">
      <style:text-properties fo:font-weight="bold" officeooo:rsid="048ddeae" style:font-weight-asian="bold" style:font-weight-complex="bold"/>
    </style:style>
    <style:style style:name="T5" style:family="text">
      <style:text-properties fo:font-weight="bold" officeooo:rsid="049aaee4" style:font-weight-asian="bold" style:font-weight-complex="bold"/>
    </style:style>
    <style:style style:name="T6" style:family="text">
      <style:text-properties fo:font-weight="bold" officeooo:rsid="04be9f4e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43bf421" style:font-weight-asian="normal" style:font-weight-complex="normal"/>
    </style:style>
    <style:style style:name="T9" style:family="text">
      <style:text-properties fo:font-weight="normal" officeooo:rsid="044adcfa" style:font-weight-asian="normal" style:font-weight-complex="normal"/>
    </style:style>
    <style:style style:name="T10" style:family="text">
      <style:text-properties fo:font-weight="normal" officeooo:rsid="044b45e1" style:font-weight-asian="normal" style:font-weight-complex="normal"/>
    </style:style>
    <style:style style:name="T11" style:family="text">
      <style:text-properties fo:font-weight="normal" officeooo:rsid="047dcec0" style:font-weight-asian="normal" style:font-weight-complex="normal"/>
    </style:style>
    <style:style style:name="T12" style:family="text">
      <style:text-properties fo:font-weight="normal" officeooo:rsid="047dd8a3" style:font-weight-asian="normal" style:font-weight-complex="normal"/>
    </style:style>
    <style:style style:name="T13" style:family="text">
      <style:text-properties fo:font-weight="normal" officeooo:rsid="03655464" style:font-weight-asian="normal" style:font-weight-complex="normal"/>
    </style:style>
    <style:style style:name="T14" style:family="text">
      <style:text-properties fo:font-weight="normal" officeooo:rsid="0374c8ef" style:font-weight-asian="normal" style:font-weight-complex="normal"/>
    </style:style>
    <style:style style:name="T15" style:family="text">
      <style:text-properties fo:font-weight="normal" officeooo:rsid="048ddeae" style:font-weight-asian="normal" style:font-weight-complex="normal"/>
    </style:style>
    <style:style style:name="T16" style:family="text">
      <style:text-properties fo:font-weight="normal" officeooo:rsid="0492f072" style:font-weight-asian="normal" style:font-weight-complex="normal"/>
    </style:style>
    <style:style style:name="T17" style:family="text">
      <style:text-properties fo:font-weight="normal" officeooo:rsid="0499b3d7" style:font-weight-asian="normal" style:font-weight-complex="normal"/>
    </style:style>
    <style:style style:name="T18" style:family="text">
      <style:text-properties fo:font-weight="normal" officeooo:rsid="049ea0a8" style:font-weight-asian="normal" style:font-weight-complex="normal"/>
    </style:style>
    <style:style style:name="T19" style:family="text">
      <style:text-properties fo:font-weight="normal" officeooo:rsid="049fa32a" style:font-weight-asian="normal" style:font-weight-complex="normal"/>
    </style:style>
    <style:style style:name="T20" style:family="text">
      <style:text-properties fo:font-weight="normal" officeooo:rsid="04ac0cfb" style:font-weight-asian="normal" style:font-weight-complex="normal"/>
    </style:style>
    <style:style style:name="T21" style:family="text">
      <style:text-properties fo:font-weight="normal" officeooo:rsid="04b9cc84" style:font-weight-asian="normal" style:font-weight-complex="normal"/>
    </style:style>
    <style:style style:name="T22" style:family="text">
      <style:text-properties fo:font-weight="normal" officeooo:rsid="04be9f4e" style:font-weight-asian="normal" style:font-weight-complex="normal"/>
    </style:style>
    <style:style style:name="T23" style:family="text">
      <style:text-properties fo:font-weight="normal" officeooo:rsid="04bba71b" style:font-weight-asian="normal" style:font-weight-complex="normal"/>
    </style:style>
    <style:style style:name="T24" style:family="text">
      <style:text-properties fo:font-weight="normal" officeooo:rsid="04c0eb68" style:font-weight-asian="normal" style:font-weight-complex="normal"/>
    </style:style>
    <style:style style:name="T25" style:family="text">
      <style:text-properties fo:font-weight="normal" officeooo:rsid="0469fe69" style:font-weight-asian="normal" style:font-weight-complex="normal"/>
    </style:style>
    <style:style style:name="T26" style:family="text">
      <style:text-properties fo:font-weight="normal" officeooo:rsid="047e01f0" style:font-weight-asian="normal" style:font-weight-complex="normal"/>
    </style:style>
    <style:style style:name="T27" style:family="text">
      <style:text-properties fo:font-weight="normal" officeooo:rsid="047ea68c" style:font-weight-asian="normal" style:font-weight-complex="normal"/>
    </style:style>
    <style:style style:name="T28" style:family="text">
      <style:text-properties fo:font-weight="normal" officeooo:rsid="04c34093" style:font-weight-asian="normal" style:font-weight-complex="normal"/>
    </style:style>
    <style:style style:name="T29" style:family="text">
      <style:text-properties fo:font-weight="normal" officeooo:rsid="04cc1672" style:font-weight-asian="normal" style:font-weight-complex="normal"/>
    </style:style>
    <style:style style:name="T30" style:family="text">
      <style:text-properties fo:font-weight="normal" officeooo:rsid="04cd7407" style:font-weight-asian="normal" style:font-weight-complex="normal"/>
    </style:style>
    <style:style style:name="T31" style:family="text">
      <style:text-properties officeooo:rsid="04164fee"/>
    </style:style>
    <style:style style:name="T32" style:family="text">
      <style:text-properties fo:font-size="10pt" fo:font-weight="bold" officeooo:rsid="0440f0f9" style:font-size-asian="10pt" style:font-weight-asian="bold" style:font-size-complex="10pt" style:font-weight-complex="bold"/>
    </style:style>
    <style:style style:name="T33" style:family="text">
      <style:text-properties officeooo:rsid="04458871"/>
    </style:style>
    <style:style style:name="T34" style:family="text">
      <style:text-properties officeooo:rsid="04534dfc"/>
    </style:style>
    <style:style style:name="T35" style:family="text">
      <style:text-properties officeooo:rsid="04551bdb"/>
    </style:style>
    <style:style style:name="T36" style:family="text">
      <style:text-properties officeooo:rsid="04563f40"/>
    </style:style>
    <style:style style:name="T37" style:family="text">
      <style:text-properties officeooo:rsid="04570fc2"/>
    </style:style>
    <style:style style:name="T38" style:family="text">
      <style:text-properties officeooo:rsid="0461e02c"/>
    </style:style>
    <style:style style:name="T39" style:family="text">
      <style:text-properties officeooo:rsid="04624b45"/>
    </style:style>
    <style:style style:name="T40" style:family="text">
      <style:text-properties officeooo:rsid="04681304"/>
    </style:style>
    <style:style style:name="T41" style:family="text">
      <style:text-properties officeooo:rsid="046ab505"/>
    </style:style>
    <style:style style:name="T42" style:family="text">
      <style:text-properties officeooo:rsid="046e1017"/>
    </style:style>
    <style:style style:name="T43" style:family="text">
      <style:text-properties officeooo:rsid="047189ed"/>
    </style:style>
    <style:style style:name="T44" style:family="text">
      <style:text-properties officeooo:rsid="047afc30"/>
    </style:style>
    <style:style style:name="T45" style:family="text">
      <style:text-properties officeooo:rsid="047c14cb"/>
    </style:style>
    <style:style style:name="T46" style:family="text">
      <style:text-properties officeooo:rsid="047e01f0"/>
    </style:style>
    <style:style style:name="T47" style:family="text">
      <style:text-properties officeooo:rsid="047ea68c"/>
    </style:style>
    <style:style style:name="T48" style:family="text">
      <style:text-properties officeooo:rsid="0480301b"/>
    </style:style>
    <style:style style:name="T49" style:family="text">
      <style:text-properties officeooo:rsid="04091c36"/>
    </style:style>
    <style:style style:name="T50" style:family="text">
      <style:text-properties officeooo:rsid="04869dcc"/>
    </style:style>
    <style:style style:name="T51" style:family="text">
      <style:text-properties officeooo:rsid="0345df58"/>
    </style:style>
    <style:style style:name="T52" style:family="text">
      <style:text-properties officeooo:rsid="0374c8ef"/>
    </style:style>
    <style:style style:name="T53" style:family="text">
      <style:text-properties officeooo:rsid="0387b20a"/>
    </style:style>
    <style:style style:name="T54" style:family="text">
      <style:text-properties officeooo:rsid="04871678"/>
    </style:style>
    <style:style style:name="T55" style:family="text">
      <style:text-properties officeooo:rsid="03424020"/>
    </style:style>
    <style:style style:name="T56" style:family="text">
      <style:text-properties officeooo:rsid="048ae497"/>
    </style:style>
    <style:style style:name="T57" style:family="text">
      <style:text-properties officeooo:rsid="048d15cf"/>
    </style:style>
    <style:style style:name="T58" style:family="text">
      <style:text-properties officeooo:rsid="048eeedd"/>
    </style:style>
    <style:style style:name="T59" style:family="text">
      <style:text-properties officeooo:rsid="049092d1"/>
    </style:style>
    <style:style style:name="T60" style:family="text">
      <style:text-properties officeooo:rsid="04987d1b"/>
    </style:style>
    <style:style style:name="T61" style:family="text">
      <style:text-properties officeooo:rsid="049aaee4"/>
    </style:style>
    <style:style style:name="T62" style:family="text">
      <style:text-properties officeooo:rsid="049b11f2"/>
    </style:style>
    <style:style style:name="T63" style:family="text">
      <style:text-properties officeooo:rsid="049e4389"/>
    </style:style>
    <style:style style:name="T64" style:family="text">
      <style:text-properties officeooo:rsid="049ea0a8"/>
    </style:style>
    <style:style style:name="T65" style:family="text">
      <style:text-properties officeooo:rsid="049fa32a"/>
    </style:style>
    <style:style style:name="T66" style:family="text">
      <style:text-properties officeooo:rsid="04ac0cfb"/>
    </style:style>
    <style:style style:name="T67" style:family="text">
      <style:text-properties officeooo:rsid="04ada6ca"/>
    </style:style>
    <style:style style:name="T68" style:family="text">
      <style:text-properties officeooo:rsid="04b1c2fa"/>
    </style:style>
    <style:style style:name="T69" style:family="text">
      <style:text-properties officeooo:rsid="04b49822"/>
    </style:style>
    <style:style style:name="T70" style:family="text">
      <style:text-properties officeooo:rsid="04c0f115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61in" fo:text-indent="-0.25in" fo:margin-left="0.56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11in" fo:text-indent="-0.25in" fo:margin-left="0.8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11in" fo:text-indent="-0.25in" fo:margin-left="2.811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83in" fo:text-indent="-0.25in" fo:margin-left="0.5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83in" fo:text-indent="-0.25in" fo:margin-left="0.8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83in" fo:text-indent="-0.25in" fo:margin-left="1.0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83in" fo:text-indent="-0.25in" fo:margin-left="1.3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83in" fo:text-indent="-0.25in" fo:margin-left="1.5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83in" fo:text-indent="-0.25in" fo:margin-left="1.8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83in" fo:text-indent="-0.25in" fo:margin-left="2.0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83in" fo:text-indent="-0.25in" fo:margin-left="2.3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83in" fo:text-indent="-0.25in" fo:margin-left="2.5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83in" fo:text-indent="-0.25in" fo:margin-left="2.808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7" text:outline-level="1"><text:span text:style-name="T38">תיכנות מערכות ב</text:span> - <text:span text:style-name="T34">מטלות</text:span></text:h>
      <text:p text:style-name="P9"><text:span text:style-name="T60">מטרת הקורס היא לאמן אתכם לתכנת ב- ++C ברמה גבוהה, וכדי להגיע לזה צריך </text:span>לתכנת – והרבה. לכן בקורס הזה יהיו מטלות תיכנות <text:span text:style-name="T60">ש</text:span>יתחלקו לשלוש רמות.</text:p>
      <text:p text:style-name="Heading_20_2">רמה א – <text:span text:style-name="T50">תיכנות תחרותי</text:span></text:p>
      <text:p text:style-name="P12"><text:span text:style-name="T54">ב</text:span>תכנות תחרותי <text:span text:style-name="T54">(Competitive Programming)</text:span>, אנחנו מקבלים בעיות תיכנות ממוקדות עם קלט ופלט מוגדרים, פותרים אותן ואז משווים את הפתרון שלנו לפתרונות של מתכנתים אחרים שפתרו אותה בעיה. <text:s/>יש תכנות תחרותי ברמות שונות - החל מרמת המתחילים הלומדים שפה חדשה, ועד לרמה של תחרויות בינלאומיות. <text:s/>חברות תוכנה גדולות משתמשות באתגרי תיכנות תחרותי <text:span text:style-name="T58">לאיתור מועמדים. ישנם אתרים רבים לתכנות תחרותי. אנחנו נשתמש באתר </text:span><text:span text:style-name="T3">האקראנק</text:span><text:span text:style-name="T55"> (hackerrank.com). המשימה היא:</text:span></text:p>
      <text:list xml:id="list1632825385" text:style-name="L7">
        <text:list-item>
          <text:p text:style-name="P14">א. <text:span text:style-name="T59">לפתוח </text:span>חשבון ב<text:span text:style-name="T57">אתר </text:span>האקראנק<text:span text:style-name="T52">. </text:span><text:span text:style-name="T2">שם המשתמש צריך לכלול את השם הפרטי ושם המשפחה שלכם</text:span><text:span text:style-name="T52"> - כדי שיהיה אפשר לקשר בין הפרופיל לבין הציון שלכם במודל.</text:span></text:p>
        </text:list-item>
        <text:list-item>
          <text:p text:style-name="P13"><text:span text:style-name="T51">ב. </text:span><text:s/><text:span text:style-name="T59">להירשם ל</text:span>מסלול ++C <text:span text:style-name="T59">ולפתור שאלות לבחירתכם עד שתשיגו </text:span><text:span text:style-name="T14">5</text:span><text:span text:style-name="T13"> כוכביות </text:span><text:span text:style-name="T15">(</text:span><text:span text:style-name="T4">* * * * *</text:span><text:span text:style-name="T15">).</text:span></text:p>
        </text:list-item>
      </text:list>
      <text:p text:style-name="P15"><text:span text:style-name="T64">פרטים נוספים:</text:span></text:p>
      <text:list xml:id="list1188176998" text:style-name="L6">
        <text:list-item>
          <text:p text:style-name="P16">יש להגיש את המטלה עד <text:span text:style-name="T53">שבועיים לפני סוף הסמסטר (ראו תאריך מדויק במודל)</text:span>.</text:p>
        </text:list-item>
        <text:list-item>
          <text:p text:style-name="P17">מומלץ לפתור בהדרגה - בכל שבוע לפתור שאלות הקשורות לחומר שנלמד באותו שבוע.</text:p>
        </text:list-item>
        <text:list-item>
          <text:p text:style-name="P11"><text:span text:style-name="T63">ה</text:span>הגשה אישית - כל סטודנט מגיש קישור לפרופיל האישי שלו.</text:p>
        </text:list-item>
        <text:list-item>
          <text:p text:style-name="P18">מטלה זו מהווה 20% מציון המטלות. בנוסף, <text:span text:style-name="T7">אחת השאלות בבחינה </text:span><text:span text:style-name="T21">הסופית </text:span><text:span text:style-name="T7">תהיה </text:span><text:span text:style-name="T16">זהה או</text:span><text:span text:style-name="T7"> דומה מאד לשאלה </text:span><text:span text:style-name="T16">מהמסלול</text:span><text:span text:style-name="T17">.</text:span></text:p>
        </text:list-item>
      </text:list>
      <text:p text:style-name="P10"/>
      <text:p text:style-name="P46"/>
      <text:p text:style-name="P48">רמה <text:span text:style-name="T56">ב</text:span> – <text:span text:style-name="T56">מטלות שבועיות – בדיקה אוטומטית</text:span></text:p>
      <text:p text:style-name="P27"><text:span text:style-name="T61">בכל שבועיים תהיה מטלה גדולה יותר הדורשת בניית מערכת עם כמה קבצים. שיטת העבודה תהיה </text:span><text:span text:style-name="T5">תיכנות מונחה בדיקות </text:span><text:span text:style-name="T61">– Test-driven development. בשיטה זו, קודם-כל כותבים בדיקות-יחידה מפורטות, ואחר-כך כותבים את הקוד עצמו. <text:s/>עבור כל מטלה, תקבלו דף הסבר ותוכנית-הדגמה (Demo), ותצטרכו להגיש בשני חלקים:</text:span></text:p>
      <text:list xml:id="list3505292517" text:style-name="L5">
        <text:list-item>
          <text:p text:style-name="P40"><text:span text:style-name="T62">ב</text:span><text:span text:style-name="T1">חלק א </text:span><text:span text:style-name="T62">תכתבו רק כותרות של פונקציות – בלי המימושים. הכותרות צריכות להיכתב כך שתוכנית-ההדגמה תתקמפל – אבל התוצאות עדיין לא חייבות להיות נכונות. בנוסף יש לכתוב קובץ-בדיקות עם בדיקות מפורטות. <text:s/>כמובן, בשלב זה הבדיקות עדיין לא יעברו.</text:span></text:p>
        </text:list-item>
        <text:list-item>
          <text:p text:style-name="P41">ב<text:span text:style-name="T1">חלק ב </text:span>תכתבו את המימוש המלא, כך שכל הבדיקות שכתבתם – ושכתבו סטודנטים אחרים – יעברו.</text:p>
        </text:list-item>
      </text:list>
      <text:p text:style-name="P43">יש לפתור את כל המטלות בגיטהאב, ולהגיש קישור לאתר "בדקן" <text:a xlink:type="simple" xlink:href="http://bad-kan.com/" text:style-name="Internet_20_link" text:visited-style-name="Visited_20_Internet_20_Link">http://bad-kan.com</text:a> לצורך בדיקה אוטומטית. <text:span text:style-name="T67">אפשר להגיש שוב ושוב עד שתקבלו 100, או עד למועד ההגשה. <text:s/>על כל תקלה במערכת-ההגשה האוטומטית, יש לפנות לצוות האתר ע"י לחיצה על המכתב בפינה הימנית-עליונה, או בדואל: </text:span><text:a xlink:type="simple" xlink:href="mailto:support@bad-kan.com" text:style-name="Internet_20_link" text:visited-style-name="Visited_20_Internet_20_Link"><text:span text:style-name="T67">support@bad-kan.com</text:span></text:a><text:span text:style-name="T67"> . <text:s/></text:span></text:p>
      <text:p text:style-name="P42"><text:span text:style-name="T67"><text:s/></text:span></text:p>
      <text:p text:style-name="P38"><text:span text:style-name="T64">פרטים נוספים:</text:span></text:p>
      <text:list xml:id="list234706374604207" text:continue-list="list1188176998" text:style-name="L6">
        <text:list-item>
          <text:p text:style-name="P28">יש להגיש חלק א תוך שבוע מפירסום המטלה, <text:span text:style-name="T65">ו</text:span>חלק ב תוך שבוע לאחר מכן <text:span text:style-name="T53">(ראו תאריך במודל).</text:span></text:p>
        </text:list-item>
        <text:list-item>
          <text:p text:style-name="P44"><text:span text:style-name="T19">מומלץ להגיש </text:span><text:span text:style-name="T18">בזוגות. </text:span><text:span text:style-name="T49">אפשר גם להגיש בשלשות, אבל חשוב שכל חברי הצוות ישתתפו באופן פעיל ויבינו באופן אישי את הפתרון.</text:span></text:p>
        </text:list-item>
      </text:list>
      <text:list xml:id="list1505879286" text:style-name="L1">
        <text:list-item>
          <text:p text:style-name="P8">מותר להשתמש בתכונות מתקדמות של שפ<text:span text:style-name="T68">ת ++C</text:span> שעדיין לא נלמדו בכיתה.</text:p>
        </text:list-item>
        <text:list-item>
          <text:p text:style-name="P21">מותר להיעזר בקוד מהאינטרנט בתנאים הבאים: (א) חובה לציין בפירוש את המקור בגוף התוכנית שלכם. <text:span text:style-name="T39">העתקת קוד ללא ציון המקור עלולה להביא לציון 0 בקורס</text:span>. <text:s/>(ב) חובה לוודא שהקוד שהעתקתם תקין ועובד. לא יתקבלו טענות מסוג "הבאג לא באשמתי, הוא היה בקוד שהעתקתי...". <text:s text:c="2"/>(ג) חובה להבין את הקוד שהעתקתם כך שתוכלו להסבירו בתירגול (ראו למטה).</text:p>
        </text:list-item>
        <text:list-item>
          <text:p text:style-name="P39"><text:span text:style-name="T66">כל </text:span><text:span text:style-name="T20">הגשה מהווה 10% מציון המטלות. בנוסף, </text:span><text:span text:style-name="T30">2-3</text:span><text:span text:style-name="T20"> שאלות בבחינה הסופית יהיו דומות </text:span><text:span text:style-name="T29">ל</text:span><text:span text:style-name="T20">מטלות.</text:span></text:p>
        </text:list-item>
      </text:list>
      <text:p text:style-name="P20"><text:span text:style-name="T6">שימו לב</text:span><text:span text:style-name="T8">: </text:span><text:span text:style-name="T9">רשמית, </text:span><text:span text:style-name="T8">כל המטלות ביחד </text:span><text:span text:style-name="T12">(בהגשה האוטומטית) </text:span><text:span text:style-name="T8">נחשבות ל-</text:span><text:span text:style-name="T11">10</text:span><text:span text:style-name="T8">% מהציון הסופי – </text:span><text:span text:style-name="T22">זה נראה מאד נמוך, והסיבה היא שבהגשה אוטומטית אי-אפשר לדעת מי באמת פתר ומי רק סמך על השותפים..</text:span><text:span text:style-name="T8">. </text:span><text:span text:style-name="T22">אבל למעשה, </text:span><text:span text:style-name="T9">אחוז המטלות בציון הסופי יהיה הרבה יותר גבוה, כי חלק מהשאלות בבחינה יהיו על </text:span><text:span text:style-name="T10">בעיות-תיכנות ה</text:span><text:span text:style-name="T9">דומות למטלות, </text:span><text:span text:style-name="T10">וכן </text:span><text:span text:style-name="T7">על </text:span><text:span text:style-name="T9">זיהוי </text:span><text:span text:style-name="T7">באגים</text:span><text:span text:style-name="T9"> שנתקלתם בהם במהלך המטלות</text:span><text:span text:style-name="T7">. ככל </text:span><text:span text:style-name="T9">שתכתבו יותר קוד, תעשו יותר באגים, ו</text:span><text:span text:style-name="T7">תראו יותר באגים של אחרים </text:span><text:span text:style-name="T9">- </text:span><text:span text:style-name="T7">יהיה לכם קל יותר בבחינה </text:span><text:span text:style-name="T10">ו</text:span><text:span text:style-name="T9">בחיים המקצועיים</text:span><text:span text:style-name="T7">.</text:span></text:p>
      <text:p text:style-name="P35"><text:span text:style-name="T32"/></text:p>
      <text:p text:style-name="P49"/>
      <text:p text:style-name="P51">רמה <text:span text:style-name="T69">ג</text:span> – <text:span text:style-name="T56">מטלות שבועיות – הצגה בתירגולים</text:span></text:p>
      <text:p text:style-name="P29">בתיכנות יש דברים חשובים שקשה מאד לבדוק אוטומטית – למשל, קשה לבדוק שכתבתם בדיקות ברמה גבוהה, תיעדתם כמו שצריך, וכו'. חשוב לנו שתקבלו משוב גם על הדברים האלה, ולכן אנחנו מעודדים אתכם <text:span text:style-name="T1">להציג את הפתרונות שלכם בתירגולים</text:span>. ההצגה היא רשות וזכות שלכם כסטודנטים בקורס. </text:p>
      <text:p text:style-name="P45"><text:span text:style-name="T7">כדי לנצל זכות זו, </text:span><text:span text:style-name="T23">יש לשלוח למתרגל/ת שלכם את פתרון המטלה לפני התירגול. </text:span><text:span text:style-name="T25">המתרגל/ת י/תבחר, מכל הפתרונות שנשלחו אליו/ה לפני התירגול, פתרון </text:span><text:span text:style-name="T26">אחד או יותר שנראים להם מקוריים </text:span><text:span text:style-name="T25">ומעניי</text:span><text:span text:style-name="T26">נים </text:span><text:span text:style-name="T25">ביותר (לא חייב</text:span><text:span text:style-name="T26">ים</text:span><text:span text:style-name="T25"> להיות מושל</text:span><text:span text:style-name="T26">מים</text:span><text:span text:style-name="T25">), ויזמינו את הפותר</text:span><text:span text:style-name="T27">ים</text:span><text:span text:style-name="T25"> להציג. </text:span><text:span text:style-name="T28">למה כדאי לכם לעשות זאת?</text:span></text:p>
      <text:list xml:id="list1013815172" text:style-name="L2">
        <text:list-item>
          <text:p text:style-name="P30">א. כדי להראות לכולם כמה אתם מתכנתים טובים.</text:p>
        </text:list-item>
        <text:list-item>
          <text:p text:style-name="P31">ב. כדי לקבל code review - הערות והצעות שיעזרו לכם להיות מתכנתים עוד יותר טובי<text:span text:style-name="T70">ם.</text:span></text:p>
        </text:list-item>
        <text:list-item>
          <text:p text:style-name="P32">ג. כי כל <text:span text:style-name="T40">הצגה מזכה אתכם במענק של בין 1 ל-5 נקודות לציון הבחינה – לפי החלטת המתרגל/ת.</text:span></text:p>
        </text:list-item>
      </text:list>
      <text:p text:style-name="P6">כדי לזכות במענק, יש לתקן את כל ההערות שקיבלתם מהמתרגל/ת בזמן ההצגה, ולשלוח לבדיקה חוזרת.</text:p>
      <text:p text:style-name="P5"/>
      <text:p text:style-name="P3"><text:span text:style-name="T44">גובה המענק</text:span> <text:span text:style-name="T44">ייקבע </text:span>לפי <text:span text:style-name="T44">כמה כללים:</text:span></text:p>
      <text:list xml:id="list2735696343" text:style-name="L3">
        <text:list-item>
          <text:p text:style-name="P22">מקוריות ויצירתיות <text:span text:style-name="T45">הפתרון</text:span>.</text:p>
        </text:list-item>
        <text:list-item>
          <text:p text:style-name="P23"><text:span text:style-name="T35">הבנת </text:span>פרטי הפתרון - לוודא שהשתתפת באופן פעיל בפתרון ולא רק הסתכלת על השותפים...</text:p>
        </text:list-item>
        <text:list-item>
          <text:p text:style-name="P24"><text:span text:style-name="T35">תיכנון ו</text:span>מבנה המערכת - <text:span text:style-name="T35">יחידות, </text:span>מחלקות וקבצים;</text:p>
        </text:list-item>
        <text:list-item>
          <text:p text:style-name="P24">בדיקות-יחידה (unit-tests) <text:span text:style-name="T37">מלאות</text:span>;</text:p>
        </text:list-item>
        <text:list-item>
          <text:p text:style-name="P25">בדיקת תקינו<text:span text:style-name="T33">ת-</text:span>קלט וזריקת חריגות;</text:p>
        </text:list-item>
        <text:list-item>
          <text:p text:style-name="P26">ניהול זיכרון ומניעת דליפות;</text:p>
        </text:list-item>
        <text:list-item>
          <text:p text:style-name="P24"><text:span text:style-name="T36">קריאוּת הקוד - </text:span>שמות משמעותיים<text:span text:style-name="T31"> למשתנים ופונקציות, תיעוד בעברית או אנגלית לפי הצורך.</text:span></text:p>
        </text:list-item>
      </text:list>
      <text:p text:style-name="P4"/>
      <text:p text:style-name="P36"><text:span text:style-name="T64">פרטים נוספים:</text:span></text:p>
      <text:list xml:id="list73089258" text:style-name="L4">
        <text:list-item>
          <text:p text:style-name="P33">המענק יינתן רק למציג<text:span text:style-name="T47">ים</text:span> – ולא לשותפי<text:span text:style-name="T48">ם</text:span>. <text:span text:style-name="T42">אם אתם עובדים בצוות, באחריותכם לחלק ביניכם את ההצגות, כך שכולם יוכלו לזכות במענק בתורם.</text:span></text:p>
        </text:list-item>
        <text:list-item>
          <text:p text:style-name="P34">אם שני חברי-צוות רשומים לתירגולים שונים – מותר לשניהם להציג את אותו פתרון, כל אחד בתירגול שלו. כמובן, זה כפוף לכך שהמתרגל/ת <text:span text:style-name="T43">בכל תירגול</text:span> י/תבחר בהם להציג.</text:p>
        </text:list-item>
      </text:list>
      <text:p text:style-name="P37"/>
      <text:p text:style-name="P19"/>
      <text:p text:style-name="P50"/>
      <text:p text:style-name="P7">בהצלחה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8.2$Linux_X86_64 LibreOffice_project/20$Build-2</meta:generator>
    <dc:date>2020-02-17T23:46:55.661491796</dc:date>
    <meta:editing-duration>P8DT9H51M43S</meta:editing-duration>
    <meta:editing-cycles>1136</meta:editing-cycles>
    <dc:creator>Erel Segal-Halevi</dc:creator>
    <meta:document-statistic meta:table-count="0" meta:image-count="0" meta:object-count="0" meta:page-count="3" meta:paragraph-count="45" meta:word-count="819" meta:character-count="4680" meta:non-whitespace-character-count="3901"/>
  </office:meta>
</office:document-meta>
</file>